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2.99pt"/>
    </style:style>
    <style:style style:name="co3" style:family="table-column">
      <style:table-column-properties fo:break-before="auto" style:column-width="165.34pt"/>
    </style:style>
    <style:style style:name="co4" style:family="table-column">
      <style:table-column-properties fo:break-before="auto" style:column-width="126.14pt"/>
    </style:style>
    <style:style style:name="co6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Time (hrs)</text:p>
          </table:table-cell>
          <table:table-cell/>
        </table:table-row>
        <table:table-row table:style-name="ro3">
          <table:table-cell office:value-type="string" calcext:value-type="string">
            <text:p>Coding-ga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oding-website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3">
          <table:table-cell office:value-type="string" calcext:value-type="string">
            <text:p>Coidng-tor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oding-websi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Coding-torch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3">
          <table:table-cell office:value-type="string" calcext:value-type="string">
            <text:p>Coding-game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3">
          <table:table-cell office:value-type="string" calcext:value-type="string">
            <text:p>Coding-website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3">
          <table:table-cell office:value-type="string" calcext:value-type="string">
            <text:p>Coding-torch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3">
          <table:table-cell office:value-type="string" calcext:value-type="string">
            <text:p>Coding-game</text:p>
          </table:table-cell>
          <table:table-cell office:value-type="float" office:value="0.5" calcext:value-type="float">
            <text:p>0.5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3:21:47.1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24S</meta:editing-duration>
    <meta:editing-cycles>9</meta:editing-cycles>
    <meta:generator>LibreOffice/4.4.4.3$Windows_x86 LibreOffice_project/2c39ebcf046445232b798108aa8a7e7d89552ea8</meta:generator>
    <dc:date>2017-01-09T13:31:53.92600000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